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2pt solid #000000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0">
      <style:text-properties fo:font-size="28pt" style:font-size-asian="28pt" style:font-size-complex="28pt"/>
    </style:style>
    <style:style style:name="ce8" style:family="table-cell" style:parent-style-name="Hyperlink" style:data-style-name="N0">
      <style:table-cell-properties style:vertical-align="middle" fo:wrap-option="wrap" style:repeat-content="false"/>
      <style:paragraph-properties fo:text-align="justify"/>
      <style:text-properties fo:color="#0563C1" fo:font-size="11pt" style:font-size-asian="11pt" style:font-size-complex="11pt" style:text-underline-style="solid" style:text-underline-type="single"/>
    </style:style>
    <style:style style:name="ce9" style:family="table-cell" style:parent-style-name="Hyperlink" style:data-style-name="N0">
      <style:table-cell-properties style:vertical-align="middle" fo:wrap-option="wrap" style:repeat-content="false"/>
      <style:paragraph-properties fo:text-align="justify"/>
      <style:text-properties fo:color="#0563C1" fo:font-size="12pt" style:font-size-asian="12pt" style:font-size-complex="12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6.64104166666667cm"/>
    </style:style>
    <style:style style:name="co6" style:family="table-column">
      <style:table-column-properties fo:break-before="auto" style:column-width="8.30791666666667cm" style:use-optimal-column-width="true"/>
    </style:style>
    <style:style style:name="co7" style:family="table-column">
      <style:table-column-properties fo:break-before="auto" style:column-width="10.4245833333333cm"/>
    </style:style>
    <style:style style:name="co8" style:family="table-column">
      <style:table-column-properties fo:break-before="auto" style:column-width="11.668125cm"/>
    </style:style>
    <style:style style:name="co9" style:family="table-column">
      <style:table-column-properties fo:break-before="auto" style:column-width="11.0595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8.65pt" style:use-optimal-row-height="false" fo:break-before="auto"/>
    </style:style>
    <style:style style:name="ro2" style:family="table-row">
      <style:table-row-properties style:row-height="44.85pt" style:use-optimal-row-height="false" fo:break-before="auto"/>
    </style:style>
    <style:style style:name="ro3" style:family="table-row">
      <style:table-row-properties style:row-height="32.6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19.7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34.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#_Top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3" table:style-name="ce2"/>
          <table:table-cell table:number-columns-repeated="16381"/>
        </table:table-row>
        <table:table-row table:style-name="ro2">
          <table:table-cell office:value-type="string" table:style-name="ce3">
            <text:p>Day</text:p>
          </table:table-cell>
          <table:table-cell office:value-type="string" table:style-name="ce4">
            <text:p>Topic</text:p>
          </table:table-cell>
          <table:table-cell office:value-type="string" table:style-name="ce3">
            <text:p>Comments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27<text:span text:style-name="T2">th</text:span><text:s/>July 2018</text:p>
          </table:table-cell>
          <table:table-cell office:value-type="string" table:style-name="ce2">
            <text:p>delegate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28<text:span text:style-name="T2">th</text:span><text:s/>July 2018</text:p>
          </table:table-cell>
          <table:table-cell office:value-type="string" table:style-name="ce2">
            <text:p>delegate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9<text:span text:style-name="T2">th</text:span><text:s/>July 2018</text:p>
          </table:table-cell>
          <table:table-cell table:number-columns-repeated="2" table:style-name="ce2"/>
          <table:table-cell table:number-columns-repeated="16381"/>
        </table:table-row>
        <table:table-row table:style-name="ro6">
          <table:table-cell office:value-type="string" table:style-name="ce2">
            <text:p>30<text:span text:style-name="T2">th</text:span><text:s/>July 2018</text:p>
          </table:table-cell>
          <table:table-cell office:value-type="string" table:style-name="ce2">
            <text:p>generics</text:p>
          </table:table-cell>
          <table:table-cell table:style-name="ce2"/>
          <table:table-cell table:number-columns-repeated="16381"/>
        </table:table-row>
        <table:table-row table:style-name="ro7">
          <table:table-cell office:value-type="string" table:style-name="ce2">
            <text:p>31<text:span text:style-name="T2">st</text:span><text:s/>July 2018</text:p>
          </table:table-cell>
          <table:table-cell office:value-type="string" table:style-name="ce2">
            <text:p>generics wih constraint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<text:span text:style-name="T2">st</text:span><text:s/>August 2018</text:p>
          </table:table-cell>
          <table:table-cell office:value-type="string" table:style-name="ce2">
            <text:p>delegates+generics</text:p>
          </table:table-cell>
          <table:table-cell office:value-type="string" table:style-name="ce2">
            <text:p>IDM installation, windows update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2<text:span text:style-name="T2">nd</text:span><text:s/>August 2018</text:p>
          </table:table-cell>
          <table:table-cell office:value-type="string" table:style-name="ce2">
            <text:p>event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3<text:span text:style-name="T2">rd</text:span></text:p>
          </table:table-cell>
          <table:table-cell office:value-type="string" table:style-name="ce2">
            <text:p>events<text:s/>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4<text:span text:style-name="T2">th</text:span></text:p>
          </table:table-cell>
          <table:table-cell office:value-type="string" table:style-name="ce2">
            <text:p>events with eventArg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5<text:span text:style-name="T2">th</text:span></text:p>
          </table:table-cell>
          <table:table-cell office:value-type="string" table:style-name="ce2">
            <text:p>events example try</text:p>
          </table:table-cell>
          <table:table-cell office:value-type="string" table:style-name="ce2">
            <text:p>resharper download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6<text:span text:style-name="T2">th</text:span></text:p>
          </table:table-cell>
          <table:table-cell office:value-type="string" table:style-name="ce2">
            <text:p>Lamda Expressions and linq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7<text:span text:style-name="T2">th</text:span></text:p>
          </table:table-cell>
          <table:table-cell office:value-type="string" table:style-name="ce2">
            <text:p>Lamda Expressions and linq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8<text:span text:style-name="T2">th</text:span></text:p>
          </table:table-cell>
          <table:table-cell office:value-type="string" table:style-name="ce2">
            <text:p>Extension methods</text:p>
          </table:table-cell>
          <table:table-cell office:value-type="string" table:style-name="ce2">
            <text:p>github<text:s/>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9<text:span text:style-name="T2">th</text:span></text:p>
          </table:table-cell>
          <table:table-cell table:number-columns-repeated="2" table:style-name="ce2"/>
          <table:table-cell table:number-columns-repeated="16381"/>
        </table:table-row>
        <table:table-row table:style-name="ro5">
          <table:table-cell office:value-type="string" table:style-name="ce2">
            <text:p>10<text:span text:style-name="T2">th</text:span></text:p>
          </table:table-cell>
          <table:table-cell office:value-type="string" table:style-name="ce2">
            <text:p>linq</text:p>
          </table:table-cell>
          <table:table-cell office:value-type="string" table:style-name="ce2">
            <text:p>select, where, any,skip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1<text:span text:style-name="T2">th</text:span></text:p>
          </table:table-cell>
          <table:table-cell office:value-type="string" table:style-name="ce2">
            <text:p>linq</text:p>
          </table:table-cell>
          <table:table-cell office:value-type="string" table:style-name="ce2">
            <text:p>all, typeof&lt;&gt;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2<text:span text:style-name="T2">th</text:span></text:p>
          </table:table-cell>
          <table:table-cell table:number-columns-repeated="2" table:style-name="ce2"/>
          <table:table-cell table:number-columns-repeated="16381"/>
        </table:table-row>
        <table:table-row table:style-name="ro5">
          <table:table-cell office:value-type="string" table:style-name="ce2">
            <text:p>20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2<text:span text:style-name="T2">nd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4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3<text:span text:style-name="T2">rd</text:span>sept-7<text:span text:style-name="T2">th<text:s text:c="2"/></text:span></text:p>
          </table:table-cell>
          <table:table-cell office:value-type="string" table:style-name="ce2">
            <text:p>threads</text:p>
          </table:table-cell>
          <table:table-cell office:value-type="string" table:style-name="ce2">
            <text:p>MyFileCopier program(progress bar)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9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0<text:span text:style-name="T2">th</text:span></text:p>
          </table:table-cell>
          <table:table-cell office:value-type="string" table:style-name="ce2">
            <text:p>Threads -&gt; with task</text:p>
          </table:table-cell>
          <table:table-cell office:value-type="string" table:style-name="ce2">
            <text:p>Linq questions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1<text:span text:style-name="T2">th</text:span></text:p>
          </table:table-cell>
          <table:table-cell office:value-type="string" table:style-name="ce2">
            <text:p>------No session</text:p>
          </table:table-cell>
          <table:table-cell office:value-type="string" table:style-name="ce2">
            <text:p>Linq questions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2<text:span text:style-name="T2">th</text:span></text:p>
          </table:table-cell>
          <table:table-cell office:value-type="string" table:style-name="ce2">
            <text:p>Complexity-Datastructure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3<text:span text:style-name="T2">th</text:span></text:p>
          </table:table-cell>
          <table:table-cell office:value-type="string" table:style-name="ce2">
            <text:p>Datastructures</text:p>
          </table:table-cell>
          <table:table-cell office:value-type="string" table:style-name="ce2">
            <text:p>Arrays, linked list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4<text:span text:style-name="T2">th</text:span></text:p>
          </table:table-cell>
          <table:table-cell office:value-type="string" table:style-name="ce2">
            <text:p>Datastructures-&gt;Linked List</text:p>
          </table:table-cell>
          <table:table-cell table:style-name="ce2"/>
          <table:table-cell table:number-columns-repeated="16381"/>
        </table:table-row>
        <table:table-row table:number-rows-repeated="1048547" table:style-name="ro8">
          <table:table-cell table:number-columns-repeated="16384"/>
        </table:table-row>
      </table:table>
      <table:table table:name="Algo_Topics" table:style-name="ta2">
        <table:table-column table:style-name="co5" table:default-cell-style-name="ce5"/>
        <table:table-column table:style-name="co6" table:default-cell-style-name="ce1"/>
        <table:table-column table:style-name="co4" table:number-columns-repeated="16382" table:default-cell-style-name="ce1"/>
        <table:table-row table:style-name="ro8">
          <table:table-cell office:value-type="string" table:style-name="ce5">
            <text:p>TO DO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Linked List</text:p>
          </table:table-cell>
          <table:table-cell table:number-columns-repeated="16383" table:style-name="ce1"/>
        </table:table-row>
        <table:table-row table:style-name="ro5">
          <table:table-cell table:style-name="ce5"/>
          <table:table-cell office:value-type="string" table:style-name="ce1">
            <text:p>Insertion</text:p>
          </table:table-cell>
          <table:table-cell office:value-type="string" table:style-name="ce1">
            <text:p>29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Deletion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ddition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Updat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ccess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trieve/Print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verse</text:p>
          </table:table-cell>
          <table:table-cell office:value-type="string" table:style-name="ce1">
            <text:p>28<text:span text:style-name="T2">th</text:span><text:s/>sep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Merging 2 linked lists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Concatenating</text:p>
          </table:table-cell>
          <table:table-cell table:number-columns-repeated="16382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Doubly Linked List</text:p>
          </table:table-cell>
          <table:table-cell table:number-columns-repeated="16383" table:style-name="ce1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5">
          <table:table-cell table:style-name="ce5"/>
          <table:table-cell office:value-type="string" table:style-name="ce1">
            <text:p>Deletion</text:p>
          </table:table-cell>
          <table:table-cell office:value-type="string" table:style-name="ce1">
            <text:p>27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ddition</text:p>
          </table:table-cell>
          <table:table-cell office:value-type="string" table:style-name="ce1">
            <text:p>25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Updat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ccess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trieve/Print</text:p>
          </table:table-cell>
          <table:table-cell office:value-type="string" table:style-name="ce1">
            <text:p>25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vers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Circular Linked List</text:p>
          </table:table-cell>
          <table:table-cell table:number-columns-repeated="16383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Stack</text:p>
          </table:table-cell>
          <table:table-cell office:value-type="string" table:style-name="ce1">
            <text:p>Using Arrays List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5">
            <text:p>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Stack</text:p>
          </table:table-cell>
          <table:table-cell office:value-type="string" table:style-name="ce1">
            <text:p>Using Linked List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5">
            <text:p>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Circular 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Priority Queu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5">
            <text:p>Searching</text:p>
          </table:table-cell>
          <table:table-cell office:value-type="string" table:style-name="ce1">
            <text:p>Linear</text:p>
          </table:table-cell>
          <table:table-cell office:value-type="string" table:style-name="ce1">
            <text:p>1<text:span text:style-name="T2">st</text:span><text:s/>Oc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Binary</text:p>
          </table:table-cell>
          <table:table-cell office:value-type="string" table:style-name="ce1">
            <text:p>2<text:span text:style-name="T2">nd</text:span><text:s/>Oc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Interpolation Search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5">
            <text:p>Sorting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3<text:span text:style-name="T2">rd</text:span><text:s/>Oc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Selection</text:p>
          </table:table-cell>
          <table:table-cell office:value-type="string" table:style-name="ce1">
            <text:p>3<text:span text:style-name="T2">rd</text:span><text:s/>Oc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Merge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Quick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Heap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hell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ucke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Count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inary Tree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Radix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Address Calculation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ogo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leep Sort</text:p>
          </table:table-cell>
          <table:table-cell table:number-columns-repeated="16382" table:style-name="ce1"/>
        </table:table-row>
        <table:table-row table:number-rows-repeated="2" table:style-name="ro8">
          <table:table-cell table:number-columns-repeated="16384"/>
        </table:table-row>
        <table:table-row table:style-name="ro5">
          <table:table-cell office:value-type="string" table:style-name="ce5">
            <text:p>Recursion</text:p>
          </table:table-cell>
          <table:table-cell table:style-name="ce1"/>
          <table:table-cell office:value-type="string" table:style-name="ce1">
            <text:p>8<text:span text:style-name="T2">th</text:span><text:s/>Oct</text:p>
          </table:table-cell>
          <table:table-cell table:number-columns-repeated="1638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eap</text:p>
          </table:table-cell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 table:style-name="ce1"/>
        </table:table-row>
        <table:table-row table:number-rows-repeated="5" table:style-name="ro8">
          <table:table-cell table:number-columns-repeated="16384"/>
        </table:table-row>
        <table:table-row table:style-name="ro8">
          <table:table-cell office:value-type="string" table:style-name="ce5">
            <text:p>Polish Notations</text:p>
          </table:table-cell>
          <table:table-cell office:value-type="string" table:style-name="ce1">
            <text:p>In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ostfix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nary Trees</text:p>
          </table:table-cell>
          <table:table-cell office:value-type="string" table:style-name="ce1">
            <text:p>Arra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inked list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ree Traversal</text:p>
          </table:table-cell>
          <table:table-cell office:value-type="string" table:style-name="ce1">
            <text:p>Inord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e ord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ost ord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evel Order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Constructing Binary trees from traversal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nary Search Tree</text:p>
          </table:table-cell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rsal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ashing</text:p>
          </table:table-cell>
          <table:table-cell office:value-type="string" table:style-name="ce1">
            <text:p>Direct Address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ash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ollis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ash Functions</text:p>
          </table:table-cell>
          <table:table-cell table:number-columns-repeated="16382"/>
        </table:table-row>
        <table:table-row table:style-name="ro8">
          <table:table-cell office:value-type="string" table:style-name="ce1">
            <text:p>Open Addressing</text:p>
          </table:table-cell>
          <table:table-cell office:value-type="string" table:style-name="ce1">
            <text:p>Linear Prob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Quadratic Prob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ouble Hash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office:value-type="string" table:style-name="ce5">
            <text:p>Separate Chaining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VL Tree</text:p>
          </table:table-cell>
          <table:table-cell office:value-type="string" table:style-name="ce1">
            <text:p>Rot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Threaded Binary Tree</text:p>
          </table:table-cell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Expression Tree</text:p>
          </table:table-cell>
          <table:table-cell office:value-type="string" table:style-name="ce1">
            <text:p>Constr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Evalu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 Tree</text:p>
          </table:table-cell>
          <table:table-cell office:value-type="string" table:style-name="ce1">
            <text:p>Traversal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-leaf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-non-leaf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Graph</text:p>
          </table:table-cell>
          <table:table-cell office:value-type="string" table:style-name="ce1">
            <text:p>Terminolog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ycl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Un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ee and Fores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jacency Matr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jacency Lis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nsitive closure &amp; Path Matr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Warshall's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opological Sort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Strongly Connected Component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osaraju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arjan Algorithm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Traversal in graph</text:p>
          </table:table-cell>
          <table:table-cell office:value-type="string" table:style-name="ce1">
            <text:p>BF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nding shortest path in an unweigh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Spanning tre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in un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Web Crawl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FS-Stack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FS-Recurs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lassification of Edges in DFS of 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lassification of Edges in DFS of undirected Graph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Shortest Paths in Graph</text:p>
          </table:table-cell>
          <table:table-cell office:value-type="string" table:style-name="ce1">
            <text:p>Dijkstra's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ellman-Ford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hortest Path in Directed Acyclic Graph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ll Pairs shortest paths</text:p>
          </table:table-cell>
          <table:table-cell office:value-type="string" table:style-name="ce1">
            <text:p>Shortest paths and matrix multiplic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loyd-warshall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Johnson's algorithm for sparse graph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inimum Spanning Tree</text:p>
          </table:table-cell>
          <table:table-cell office:value-type="string" table:style-name="ce1">
            <text:p>Prim's Algo- Laz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ruskal's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im's Algo- Eager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aximum flow problem</text:p>
          </table:table-cell>
          <table:table-cell office:value-type="string" table:style-name="ce1">
            <text:p>Basics &amp; Properti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ut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esidual Network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ulkerson Algo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1">
            <text:p>Implementation</text:p>
          </table:table-cell>
          <table:table-cell office:value-type="string" table:style-name="ce1">
            <text:p>Edge, Verte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low network clas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ord-Fulkerson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ugmen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est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partite matching Problem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ravelling Salesman Problem</text:p>
          </table:table-cell>
          <table:table-cell office:value-type="string" table:style-name="ce1">
            <text:p>Introducit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mplementation - City, Tour, Algo, Test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abu Search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Euler Cycl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Data Compression</text:p>
          </table:table-cell>
          <table:table-cell office:value-type="string" table:style-name="ce1">
            <text:p>Run length encod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uffman encod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ZW compress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Strings</text:p>
          </table:table-cell>
          <table:table-cell office:value-type="string" table:style-name="ce1">
            <text:p>Re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uf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subsequenc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repeated substr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rute force searc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oyer Moore searc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abinKarp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MP Algo</text:p>
          </table:table-cell>
          <table:table-cell table:number-columns-repeated="16382"/>
        </table:table-row>
        <table:table-row table:number-rows-repeated="4" table:style-name="ro8">
          <table:table-cell table:number-columns-repeated="16384"/>
        </table:table-row>
        <table:table-row table:style-name="ro8">
          <table:table-cell office:value-type="string" table:style-name="ce5">
            <text:p>Red-black tree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ot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xing violation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acktracking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olve some problem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ugmenting data structures</text:p>
          </table:table-cell>
          <table:table-cell office:value-type="string" table:style-name="ce1">
            <text:p>Dynamic order statistic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ow to augmen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teval trees</text:p>
          </table:table-cell>
          <table:table-cell table:number-columns-repeated="16382"/>
        </table:table-row>
        <table:table-row table:number-rows-repeated="4" table:style-name="ro8">
          <table:table-cell table:number-columns-repeated="16384"/>
        </table:table-row>
        <table:table-row table:style-name="ro8">
          <table:table-cell office:value-type="string" table:style-name="ce5">
            <text:p>Disjoint Set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Equivalence Relations and Equivalence Class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isjoint Sets AD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pplic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deoffs in Implementing Disjoint Sets AD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ast UNION Implementation (Slow FIND)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ast UNION Implementations (Quick FIND)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nalysis of union by rank with path compression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Tries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ernary Search Tre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Greedy Algorithms</text:p>
          </table:table-cell>
          <table:table-cell office:value-type="string" table:style-name="ce1">
            <text:p>Activity selection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ask scheduling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napsack problem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Divide and Conquer Algorithm</text:p>
          </table:table-cell>
          <table:table-cell office:value-type="string" table:style-name="ce1">
            <text:p>Implement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vantages/Disadvantag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aster Theor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pplic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Dynamic Programming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subsequenc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atrix chain multiplic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eap</text:p>
          </table:table-cell>
          <table:table-cell office:value-type="string" table:style-name="ce1">
            <text:p>Binary heap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inomial heap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bonacci heap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atrix Operations</text:p>
          </table:table-cell>
          <table:table-cell office:value-type="string" table:style-name="ce1">
            <text:p>Properties of matric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dition, Transpose, Multiplication, Adjoint, In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trassen’s algorithm for matrix multiplicat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Number <text:s/>Theoretic Algorithm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GCD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odular arithmetic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hinese remainder theor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ower of an elemen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SA public key cryptosyst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imality test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teger factoriz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pproximation Algorithms</text:p>
          </table:table-cell>
          <table:table-cell office:value-type="string" table:style-name="ce1">
            <text:p>The vertex cover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lling salesman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t covering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ubset sum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andomization and linear programm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NP Completeness</text:p>
          </table:table-cell>
          <table:table-cell office:value-type="string" table:style-name="ce1">
            <text:p>Polynomial time, verific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NP completeness &amp; reducivility, proofs, problems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For more:</text:p>
          </table:table-cell>
          <table:table-cell office:value-type="string" table:style-name="ce6">
            <text:p>https://www.geeksforgeeks.org/practice-for-cracking-any-coding-interview/</text:p>
          </table:table-cell>
          <table:table-cell table:number-columns-repeated="16382"/>
        </table:table-row>
        <table:table-row table:number-rows-repeated="1048312" table:style-name="ro8">
          <table:table-cell table:number-columns-repeated="16384"/>
        </table:table-row>
      </table:table>
      <table:table table:name="Challenges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81" table:default-cell-style-name="ce1"/>
        <table:table-row table:style-name="ro9">
          <table:table-cell office:value-type="string" table:style-name="ce7">
            <text:p>Mathematical Problems</text:p>
          </table:table-cell>
          <table:table-cell office:value-type="string" table:style-name="ce7">
            <text:p>Bit Magic</text:p>
          </table:table-cell>
          <table:table-cell office:value-type="string" table:style-name="ce7">
            <text:p>Backtracking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he-pattern-set-1/1">1. Print the pattern</text:a></text:p>
          </table:table-cell>
          <table:table-cell office:value-type="string" table:style-name="ce9">
            <text:p><text:a xlink:href="https://practice.geeksforgeeks.org/problems/help-nobita/0">1. Check if a number is even or odd.</text:a></text:p>
          </table:table-cell>
          <table:table-cell office:value-type="string" table:style-name="ce9">
            <text:p><text:a xlink:href="https://practice.geeksforgeeks.org/problems/rat-maze-with-multiple-jumps/0">1. Rat Maze With Multiple Jump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able/0">2. Print table</text:a></text:p>
          </table:table-cell>
          <table:table-cell office:value-type="string" table:style-name="ce9">
            <text:p><text:a xlink:href="https://practice.geeksforgeeks.org/problems/flip-bits/0">2. Number of bit flips</text:a></text:p>
          </table:table-cell>
          <table:table-cell office:value-type="string" table:style-name="ce9">
            <text:p><text:a xlink:href="https://practice.geeksforgeeks.org/problems/coins-and-game/0">2. Coins and Game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eries-ap/0">3. Series AP</text:a></text:p>
          </table:table-cell>
          <table:table-cell office:value-type="string" table:style-name="ce9">
            <text:p><text:a xlink:href="https://practice.geeksforgeeks.org/problems/game-of-xor/0">3. Game of XOR</text:a></text:p>
          </table:table-cell>
          <table:table-cell office:value-type="string" table:style-name="ce9">
            <text:p><text:a xlink:href="https://practice.geeksforgeeks.org/problems/hamiltonian-path/0">3. Hamiltonian Path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eries-gp/0">4. Series GP</text:a></text:p>
          </table:table-cell>
          <table:table-cell office:value-type="string" table:style-name="ce9">
            <text:p><text:a xlink:href="https://practice.geeksforgeeks.org/problems/find-position-of-set-bit/0">4. Find bit at a position</text:a></text:p>
          </table:table-cell>
          <table:table-cell office:value-type="string" table:style-name="ce9">
            <text:p><text:a xlink:href="https://practice.geeksforgeeks.org/problems/solve-the-sudoku/0">4. Solve the Sudoku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closest-number/0">5. Closest Number</text:a></text:p>
          </table:table-cell>
          <table:table-cell office:value-type="string" table:style-name="ce9">
            <text:p><text:a xlink:href="https://practice.geeksforgeeks.org/problems/swap-all-odd-and-even-bits/0">5. Swap odd and even bits</text:a></text:p>
          </table:table-cell>
          <table:table-cell office:value-type="string" table:style-name="ce9">
            <text:p><text:a xlink:href="https://practice.geeksforgeeks.org/problems/combination-sum-part-2/0">5. Combination Sum – Part 2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armstrong-numbers/0">6. Armstrong Numbers</text:a></text:p>
          </table:table-cell>
          <table:table-cell office:value-type="string" table:style-name="ce9">
            <text:p><text:a xlink:href="https://practice.geeksforgeeks.org/problems/power-of-2/0">6. Power of 2</text:a></text:p>
          </table:table-cell>
          <table:table-cell office:value-type="string" table:style-name="ce9">
            <text:p><text:a xlink:href="https://practice.geeksforgeeks.org/problems/combination-sum/0">6. Combination Sum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um-of-digit-is-pallindrome-or-not/0">7. Sum of digits of a number</text:a></text:p>
          </table:table-cell>
          <table:table-cell office:value-type="string" table:style-name="ce9">
            <text:p><text:a xlink:href="https://practice.geeksforgeeks.org/problems/find-the-odd-occurence/0">7. Odd occurring element</text:a></text:p>
          </table:table-cell>
          <table:table-cell office:value-type="string" table:style-name="ce9">
            <text:p><text:a xlink:href="https://practice.geeksforgeeks.org/problems/subsets/0">7. Subset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reverse-digit/0">8. Reverse digits</text:a></text:p>
          </table:table-cell>
          <table:table-cell office:value-type="string" table:style-name="ce9">
            <text:p><text:a xlink:href="https://practice.geeksforgeeks.org/problems/missing-number-in-array/0">8. Missing number in array</text:a></text:p>
          </table:table-cell>
          <table:table-cell office:value-type="string" table:style-name="ce9">
            <text:p><text:a xlink:href="https://practice.geeksforgeeks.org/problems/largest-number-in-k-swaps/0">8. Largest number in K swap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he-kth-digit/0">9. Print the Kth Digit</text:a></text:p>
          </table:table-cell>
          <table:table-cell office:value-type="string" table:style-name="ce9">
            <text:p><text:a xlink:href="https://practice.geeksforgeeks.org/problems/counting-elements-in-two-arrays/1">9. Index Of an Extra Element</text:a></text:p>
          </table:table-cell>
          <table:table-cell office:value-type="string" table:style-name="ce9">
            <text:p><text:a xlink:href="https://practice.geeksforgeeks.org/problems/m-coloring-problem/0">9. M-Coloring Problem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binary-number-to-decimal-number/0">10. Binary number to decimal number</text:a></text:p>
          </table:table-cell>
          <table:table-cell office:value-type="string" table:style-name="ce9">
            <text:p><text:a xlink:href="https://practice.geeksforgeeks.org/problems/reverse-bits/0">10. Reverse Bits</text:a></text:p>
          </table:table-cell>
          <table:table-cell office:value-type="string" table:style-name="ce9">
            <text:p><text:a xlink:href="https://practice.geeksforgeeks.org/problems/black-and-white/0">10. Black and White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jumping-numbers/0">11. Jumping Numbers</text:a></text:p>
          </table:table-cell>
          <table:table-cell office:value-type="string" table:style-name="ce9">
            <text:p><text:a xlink:href="https://practice.geeksforgeeks.org/problems/set-bits/0">11. Count set bits</text:a>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8">
            <text:p><text:a xlink:href="https://practice.geeksforgeeks.org/problems/gcd-of-two-numbers/0">12. GCD of two numbers</text:a></text:p>
          </table:table-cell>
          <table:table-cell office:value-type="string" table:style-name="ce9">
            <text:p><text:a xlink:href="https://practice.geeksforgeeks.org/problems/power-set/0">12. Power Set</text:a>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<text:a xlink:href="https://practice.geeksforgeeks.org/problems/lcm-and-gcd/0">13. LCM of two number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add-two-fractions/1">14. Add two fraction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gcd-of-array/0">15. GCD of array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factorial/0">16. Factorial of a numbe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npr/0">17. Compute nP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ncr/0">18. Compute nC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largest-prime-factor/0">19. Largest prime facto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erfect-numbers/0">20. Perfect Numbers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air-cube-count/0">21. Pair cube count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find-nth-root-of-m/0">22. Find Nth root of M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rime-number/0">23. Prime Numbe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sieve-of-eratosthenes/0">24. Sieve of Eratosthenes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sum-of-all-prime-numbers-between-1-and-n/0">25. Sum of all prime numbers between 1 and N.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airs-of-prime-number/0">26. Pairs of prime numbers</text:a></text:p>
          </table:table-cell>
          <table:table-cell table:number-columns-repeated="16383"/>
        </table:table-row>
        <table:table-row table:number-rows-repeated="1048549" table:style-name="ro8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Mohit</meta:initial-creator>
    <dc:creator>Mohit</dc:creator>
    <meta:creation-date>2018-10-14T21:27:45Z</meta:creation-date>
    <dc:date>2018-10-15T17:10:47Z</dc:date>
  </office:meta>
</office:document-meta>
</file>